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d7db" officeooo:paragraph-rsid="000dd64c"/>
    </style:style>
    <style:style style:name="P2" style:family="paragraph" style:parent-style-name="Standard">
      <style:text-properties officeooo:rsid="0016d7db" officeooo:paragraph-rsid="000ef078"/>
    </style:style>
    <style:style style:name="P3" style:family="paragraph" style:parent-style-name="Standard">
      <style:text-properties fo:color="#ff3333" officeooo:rsid="0016d7db" officeooo:paragraph-rsid="000ef078"/>
    </style:style>
    <style:style style:name="P4" style:family="paragraph" style:parent-style-name="Standard">
      <style:text-properties officeooo:rsid="000ef078" officeooo:paragraph-rsid="000ef078"/>
    </style:style>
    <style:style style:name="P5" style:family="paragraph" style:parent-style-name="Standard">
      <style:text-properties officeooo:rsid="0016d7db" officeooo:paragraph-rsid="00145684"/>
    </style:style>
    <style:style style:name="P6" style:family="paragraph" style:parent-style-name="Standard">
      <style:text-properties officeooo:rsid="0016d7db" officeooo:paragraph-rsid="0017a5f7"/>
    </style:style>
    <style:style style:name="P7" style:family="paragraph" style:parent-style-name="Standard">
      <style:text-properties officeooo:rsid="0016d7db" officeooo:paragraph-rsid="000dd64c"/>
    </style:style>
    <style:style style:name="P8" style:family="paragraph" style:parent-style-name="Standard">
      <style:text-properties officeooo:rsid="0016d7db" officeooo:paragraph-rsid="00198ceb"/>
    </style:style>
    <style:style style:name="P9" style:family="paragraph" style:parent-style-name="Standard">
      <style:text-properties officeooo:rsid="0016d7db" officeooo:paragraph-rsid="001b5c11"/>
    </style:style>
    <style:style style:name="P10" style:family="paragraph" style:parent-style-name="Standard">
      <style:text-properties officeooo:rsid="0016d7db" officeooo:paragraph-rsid="001cdeb4"/>
    </style:style>
    <style:style style:name="P11" style:family="paragraph" style:parent-style-name="Standard">
      <style:text-properties fo:color="#ff3333" officeooo:rsid="0016d7db" officeooo:paragraph-rsid="00160372"/>
    </style:style>
    <style:style style:name="P12" style:family="paragraph" style:parent-style-name="Standard">
      <style:text-properties fo:color="#ff3333" officeooo:rsid="0016d7db" officeooo:paragraph-rsid="000ef078"/>
    </style:style>
    <style:style style:name="P13" style:family="paragraph" style:parent-style-name="Standard">
      <style:text-properties fo:color="#ff3333" officeooo:rsid="0016d7db" officeooo:paragraph-rsid="000dd64c"/>
    </style:style>
    <style:style style:name="T1" style:family="text">
      <style:text-properties officeooo:rsid="001ce393"/>
    </style:style>
    <style:style style:name="T2" style:family="text">
      <style:text-properties officeooo:rsid="00145684"/>
    </style:style>
    <style:style style:name="T3" style:family="text">
      <style:text-properties officeooo:rsid="00160372"/>
    </style:style>
    <style:style style:name="T4" style:family="text">
      <style:text-properties fo:color="#ff3333"/>
    </style:style>
    <style:style style:name="T5" style:family="text">
      <style:text-properties officeooo:rsid="001eab4f"/>
    </style:style>
    <style:style style:name="T6" style:family="text">
      <style:text-properties officeooo:rsid="001ee7f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话术</text:p>
      <text:p text:style-name="P2">职场人士-有基础</text:p>
      <text:p text:style-name="P2"/>
      <text:p text:style-name="P3">字符：异议处理</text:p>
      <text:p text:style-name="P2">T：TMK</text:p>
      <text:p text:style-name="P2">C：Customer</text:p>
      <text:p text:style-name="P2"/>
      <text:p text:style-name="P2">T：您好，请问您是李先生吗？</text:p>
      <text:p text:style-name="P2">C：是的。</text:p>
      <text:p text:style-name="P2">T：这里是美联英语，我是课程助理Tony，昨天我们同事帮您申请了一次英语咨询体验名额，您还有印象吧？</text:p>
      <text:p text:style-name="P11">C：是的。我目前不需要，不想报班。</text:p>
      <text:p text:style-name="P11">T：非常感谢您对美联的关注，很抱歉，打扰您了，今天给您来电不是要您报班过来学习，您填卡的时候不是说想提升口语吗，刚好今天校区有个趣味口语学习体验活动，特意打电话通知您，您完全可以下班后过来校区体验一下，当然是不收费的，您就当逛商场、逛公园了，体验一下新事物嘛，也没什么坏处，您说对吧。</text:p>
      <text:p text:style-name="P3">C：嗯。</text:p>
      <text:p text:style-name="P2">T：李先生，想了解一下，您现在是工作了？还是在校学生呢？</text:p>
      <text:p text:style-name="P2">C：在职。</text:p>
      <text:p text:style-name="P2">T：好的，请问您日常工作会接触英语或者使用英语吗？</text:p>
      <text:p text:style-name="P2"><text:span text:style-name="T1">C</text:span>：不用。</text:p>
      <text:p text:style-name="P2"><text:span text:style-name="T1">T</text:span>：那您想要了解英语，是希望未来在哪些地方可以用得上英语啊？</text:p>
      <text:p text:style-name="P4">C：都可能会用上吧。</text:p>
      <text:p text:style-name="P1">T：好的，能问一下，您目前的英语基础怎么样呢？</text:p>
      <text:p text:style-name="P1">C：还可以吧。</text:p>
      <text:p text:style-name="P1">T：就是您考过英语相关的等级证书吗？</text:p>
      <text:p text:style-name="P1">C：大学考过四六级。</text:p>
      <text:p text:style-name="P5">T：那您的英语基础还是挺好的。您刚才说您生活中几乎用不到英语，能向您了解一下，您平时是怎样保持英语水平的吗？</text:p>
      <text:p text:style-name="P5"><text:span text:style-name="T2">(</text:span>T：因为像我自己，虽然大学考过了四六级，但是，也只是大一、大二有英语课程，大三大四准备考研会复习英语，但都是和考试相关，日常生活几乎用不到英语，上次在超市，一个留学生问我调料在哪儿，烧烤要用什么调料，当时好慌，不知道怎么回答交流。真的，平时不开口说，想要开口，不知道怎么说才好了。哈哈<text:span text:style-name="T2">)</text:span></text:p>
      <text:p text:style-name="P1">C：哈哈</text:p>
      <text:p text:style-name="P1">T：您遇到过类似的情况吗？您现在是可以无障碍地交流呢？还是说简单的日常工作交流都没问题吧？</text:p>
      <text:p text:style-name="P1">C：～～</text:p>
      <text:p text:style-name="P1"><text:span text:style-name="T3">(</text:span>T：那您有测过自己的英语词汇量吗?</text:p>
      <text:p text:style-name="P1">C：有，<text:span text:style-name="T3">10000+吧。)</text:span></text:p>
      <text:p text:style-name="P1">T：您目前主要想提升英语哪方面的能力呢？</text:p>
      <text:p text:style-name="P1">C：不知道。</text:p>
      <text:p text:style-name="P6">T：这样吧，您觉得未来在您工作生活中，可能会用到英语的哪方面，像听说读写，而您觉得自己这方面还有提升的空间和必要呢？</text:p>
      <text:p text:style-name="P1">C：口语。</text:p>
      <text:p text:style-name="P6">T：对啊，我也有这种感觉，在学校里学英语大多都是为了做题，平常开口说的机会很少，英语毕竟要门语言，要多说、多练习才能掌握英语。T：好的，那您期望提升到什么程度呢？</text:p>
      <text:p text:style-name="P1">C：能表达自己的想法，能正常交流。</text:p>
      <text:p text:style-name="P1"><text:soft-page-break/>T：好的，您的情况我大致了解清楚了。您刚才说您目前工作生活中暂时用不到英语，但主要想要提升自己的口语能力，为以后做准备。我简单跟您介绍以下我们校区今晚的体验活动和我们美联英语吧。</text:p>
      <text:p text:style-name="P1">C：嗯。</text:p>
      <text:p text:style-name="P9">T：您也知道，口语需要多练习，需要说的时候才能脱口而出，像咱们以前班上几十个人，一学期也就几节口语课，每人上台说的机会更少。咱们美联的课堂一般是不超过四个人的小班授课模式，老师对每个学员的关注多，学员在课堂上开口说的机会也更多。T：还有您以前读书的时候，是对英语很有兴趣，还是觉得英语是必修课，所以认真学习英语呢？</text:p>
      <text:p text:style-name="P8">C：很有兴趣。</text:p>
      <text:p text:style-name="P1">T：对啊，兴趣是最好的老师嘛，如果没有兴趣，学习起来会很痛苦的。我们的AC沙龙课，就是通过活动的形式，问答讨论、辩论、角色扮演，完成指定的英语交际任务，既有趣味性，又能培养学员的思维和实际交流的能力。</text:p>
      <text:p text:style-name="P1">T：对啦，李先生，您是在天河书城登记的英语学习卡片，您是在那边工作？还是在那边住啊？</text:p>
      <text:p text:style-name="P1">C：在那边工作。</text:p>
      <text:p text:style-name="P1">T：那您工作的地方应该离天河书城不远吧？</text:p>
      <text:p text:style-name="P1">C：不太远。</text:p>
      <text:p text:style-name="P10">T：您平时几点下班啊？</text:p>
      <text:p text:style-name="P10">C：六点。</text:p>
      <text:p text:style-name="P1">T：刚好我们校区，今晚就有活动课，您可以过来感受以下美联的教学氛围，您看我帮您预约今晚七点还是八点的席位更合适呢？</text:p>
      <text:p text:style-name="P13">C：没有时间。</text:p>
      <text:p text:style-name="P1"><text:span text:style-name="T4">T：可以理解，一般上了一天的班都很累了，想赶紧回家休息。去校区体验以下不会占用您太多的时间的，我们的校区还有咖啡吧、书吧，您就当做下班路过校区，歇歇脚也没什么的。校区有专业的英语老师，您想要学习英语，不管是报班学，还是自学，老师都会给你和你分享英语学习方法，帮您学习方案，我们一开始也说了，这是一次免费的咨询体验名额，您在学英语过程中遇到的困惑、障碍，我们的老师也能为您提供专业的解答。</text:span>T：我们的老师和学习资料都还是很珍贵的，所以我打电话来跟您确认过后才能帮您预约。您看，我可以帮您预约今天晚上的席位吗？</text:p>
      <text:p text:style-name="P13">C：暂时不用帮我预约了，等周六我有时间再过去吧。</text:p>
      <text:p text:style-name="P1"><text:span text:style-name="T4">T：是这样的，我们课程助理的主要职责就是帮助客户做预约的，很多学员和想要过来校区体验的学员都是周末有时间。到了周末，老师都会有些忙不开，课程安排也就会很紧张，为了避免等候，所以给您预约今晚的席位，您也能有更好的体验、也能更好地和老师和老师交流。</text:span>T：所以您看帮您预约今晚<text:span text:style-name="T5">8点钟的席位可以吗？</text:span></text:p>
      <text:p text:style-name="P1">C：好的。</text:p>
      <text:p text:style-name="P1">T：好的，稍后为会将详细的地址以短信的形式发送到您手机上，再次跟您确认以下，是帮您预约了今晚<text:span text:style-name="T6">8：00天河维多利亚校区的体验名额，咱们此次的活动是帮您申请了老师和学习资料的，大家都是准时出席的，您今晚8：00准时出席是没问题的，对吧？</text:span></text:p>
      <text:p text:style-name="P1">C：嗯，可以啊。</text:p>
      <text:p text:style-name="P1">T：好的，我是用您手机号预约的，今晚您到前台跟客服说您是有电话预约的，填写一份来访登记表，扫描二维码就可以帮您安排老师了～</text:p>
      <text:p text:style-name="P1">C：好的。</text:p>
      <text:p text:style-name="P1">T：好的，感谢您的接听，祝您生活愉快。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21:14:14.053858582</meta:creation-date>
    <dc:date>2018-03-11T18:31:09.801593635</dc:date>
    <meta:editing-duration>PT39M47S</meta:editing-duration>
    <meta:editing-cycles>12</meta:editing-cycles>
    <meta:generator>LibreOffice/5.1.6.2$Linux_x86 LibreOffice_project/10m0$Build-2</meta:generator>
    <meta:document-statistic meta:table-count="0" meta:image-count="0" meta:object-count="0" meta:page-count="2" meta:paragraph-count="56" meta:word-count="2019" meta:character-count="2041" meta:non-whitespace-character-count="2041"/>
  </office:meta>
</office:document-meta>
</file>